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16602876.png" manifest:media-type="image/png"/>
  <manifest:file-entry manifest:full-path="Pictures/10000201000000FA000000FAB23C1CBB.png" manifest:media-type="image/png"/>
  <manifest:file-entry manifest:full-path="Pictures/10000201000000FA000000FA2D3888B6.png" manifest:media-type="image/png"/>
  <manifest:file-entry manifest:full-path="Pictures/10000201000000FA000000FA8C46C0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1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54cm" svg:height="2.54cm" svg:x="12.7cm" svg:y="7.62cm">
          <draw:image xlink:href="Pictures/10000201000000FA000000FA8C46C073.png" xlink:type="simple" xlink:show="embed" xlink:actuate="onLoad">
            <text:p text:style-name="P1">FXMaker</text:p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2.54cm" svg:height="2.54cm" svg:x="2.54cm" svg:y="7.62cm">
          <draw:image xlink:href="Pictures/10000201000000FA000000FA2D3888B6.png" xlink:type="simple" xlink:show="embed" xlink:actuate="onLoad">
            <text:p text:style-name="P1">Salazar</text:p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2.54cm" svg:height="2.54cm" svg:x="7.62cm" svg:y="7.62cm">
          <draw:image xlink:href="Pictures/10000201000000FA000000FAB23C1CBB.png" xlink:type="simple" xlink:show="embed" xlink:actuate="onLoad">
            <text:p text:style-name="P1">ACME</text:p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2.54cm" svg:height="2.54cm" svg:x="17.78cm" svg:y="7.62cm">
          <draw:image xlink:href="Pictures/10000201000000FA000000FAB23C1CBB.png" xlink:type="simple" xlink:show="embed" xlink:actuate="onLoad">
            <text:p text:style-name="P1">WayGate</text:p>
            <text:p text:style-name="P1"/>
            <text:p text:style-name="P1"/>
            <text:p text:style-name="P1"/>
            <text:p text:style-name="P1"/>
          </draw:image>
        </draw:frame>
        <draw:frame draw:style-name="gr1" draw:text-style-name="P1" draw:layer="layout" svg:width="2.54cm" svg:height="2.54cm" svg:x="22.86cm" svg:y="7.62cm">
          <draw:image xlink:href="Pictures/10000201000000FA000000FA16602876.png" xlink:type="simple" xlink:show="embed" xlink:actuate="onLoad">
            <text:p text:style-name="P1">Rosa</text:p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2" draw:layer="layout" svg:width="3.512cm" svg:height="0.725cm" svg:x="7.156cm" svg:y="9.943cm">
          <draw:text-box>
            <text:p><text:span text:style-name="T1">transfer fee: 1%</text:span></text:p>
          </draw:text-box>
        </draw:frame>
        <draw:frame draw:style-name="gr3" draw:text-style-name="P2" draw:layer="layout" svg:width="3.868cm" svg:height="0.725cm" svg:x="17.272cm" svg:y="9.943cm">
          <draw:text-box>
            <text:p><text:span text:style-name="T1">transfer fee: 0.2%</text:span></text:p>
          </draw:text-box>
        </draw:frame>
        <draw:frame draw:style-name="gr4" draw:text-style-name="P3" draw:layer="layout" svg:width="3.283cm" svg:height="1.199cm" svg:x="24.403cm" svg:y="10.993cm">
          <draw:text-box>
            <text:p text:style-name="P1"><text:span text:style-name="T1">$100</text:span></text:p>
            <text:p text:style-name="P1"><text:span text:style-name="T1">USD.WayGate</text:span></text:p>
          </draw:text-box>
        </draw:frame>
        <draw:frame draw:style-name="gr5" draw:text-style-name="P3" draw:layer="layout" svg:width="3.302cm" svg:height="1.673cm" svg:x="12.446cm" svg:y="12.043cm">
          <draw:text-box>
            <text:p text:style-name="P1"><text:span text:style-name="T1">$100.20</text:span></text:p>
            <text:p text:style-name="P1"><text:span text:style-name="T1">USD.WayGate</text:span></text:p>
          </draw:text-box>
        </draw:frame>
        <draw:frame draw:style-name="gr6" draw:text-style-name="P3" draw:layer="layout" svg:width="2.737cm" svg:height="1.199cm" svg:x="13.927cm" svg:y="4.897cm">
          <draw:text-box>
            <text:p text:style-name="P1"><text:span text:style-name="T1">90.18</text:span></text:p>
            <text:p text:style-name="P1"><text:span text:style-name="T1">EUR.ACME</text:span></text:p>
          </draw:text-box>
        </draw:frame>
        <draw:frame draw:style-name="gr6" draw:text-style-name="P3" draw:layer="layout" svg:width="2.737cm" svg:height="1.199cm" svg:x="2.559cm" svg:y="3.993cm">
          <draw:text-box>
            <text:p text:style-name="P1"><text:span text:style-name="T1">91.08</text:span></text:p>
            <text:p text:style-name="P1"><text:span text:style-name="T1">EUR.ACME</text:span></text:p>
          </draw:text-box>
        </draw:frame>
        <draw:frame draw:style-name="gr7" draw:text-style-name="P2" draw:layer="layout" svg:width="4.418cm" svg:height="0.725cm" svg:x="11.938cm" svg:y="9.906cm">
          <draw:text-box>
            <text:p><text:span text:style-name="T1">Offer: 0.9EUR/1USD</text:span></text:p>
          </draw:text-box>
        </draw:frame>
        <draw:line draw:style-name="gr8" draw:text-style-name="P1" draw:layer="layout" svg:x1="8.89cm" svg:y1="4.501cm" svg:x2="8.89cm" svg:y2="7.041cm">
          <text:p/>
        </draw:line>
        <draw:frame draw:style-name="gr6" draw:text-style-name="P3" draw:layer="layout" svg:width="2.737cm" svg:height="1.199cm" svg:x="8.901cm" svg:y="4.88cm">
          <draw:text-box>
            <text:p text:style-name="P1"><text:span text:style-name="T1">0.90</text:span></text:p>
            <text:p text:style-name="P1"><text:span text:style-name="T1">EUR.ACME</text:span></text:p>
          </draw:text-box>
        </draw:frame>
        <draw:line draw:style-name="gr8" draw:text-style-name="P1" draw:layer="layout" svg:x1="13.97cm" svg:y1="4.472cm" svg:x2="13.97cm" svg:y2="7.041cm">
          <text:p/>
        </draw:line>
        <draw:line draw:style-name="gr9" draw:text-style-name="P1" draw:layer="layout" svg:x1="5.08cm" svg:y1="4.472cm" svg:x2="13.97cm" svg:y2="4.472cm">
          <text:p/>
        </draw:line>
        <draw:line draw:style-name="gr8" draw:text-style-name="P1" draw:layer="layout" svg:x1="19.05cm" svg:y1="12.7cm" svg:x2="19.05cm" svg:y2="10.668cm">
          <text:p/>
        </draw:line>
        <draw:line draw:style-name="gr8" draw:text-style-name="P1" draw:layer="layout" svg:x1="24.13cm" svg:y1="12.7cm" svg:x2="24.13cm" svg:y2="10.668cm">
          <text:p/>
        </draw:line>
        <draw:line draw:style-name="gr9" draw:text-style-name="P1" draw:layer="layout" svg:x1="24.13cm" svg:y1="12.7cm" svg:x2="15.494cm" svg:y2="12.7cm">
          <text:p/>
        </draw:line>
        <draw:frame draw:style-name="gr5" draw:text-style-name="P3" draw:layer="layout" svg:width="3.302cm" svg:height="1.673cm" svg:x="19.05cm" svg:y="11.027cm">
          <draw:text-box>
            <text:p text:style-name="P1"><text:span text:style-name="T1">$0.20</text:span></text:p>
            <text:p text:style-name="P1"><text:span text:style-name="T1">USD.WayGate</text:span></text:p>
          </draw:text-box>
        </draw:frame>
        <draw:line draw:style-name="gr8" draw:text-style-name="P1" draw:layer="layout" svg:x1="13.97cm" svg:y1="10.668cm" svg:x2="13.97cm" svg:y2="12.043cm">
          <text:p/>
        </draw:line>
        <draw:line draw:style-name="gr8" draw:text-style-name="P1" draw:layer="layout" svg:x1="3.81cm" svg:y1="6.858cm" svg:x2="3.81cm" svg:y2="5.192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8:19:50.610712925</meta:creation-date>
    <dc:date>2015-06-23T13:12:14.958223385</dc:date>
    <meta:editing-duration>PT8M</meta:editing-duration>
    <meta:editing-cycles>2</meta:editing-cycles>
    <meta:generator>LibreOffice/4.3.7.2$Linux_X86_64 LibreOffice_project/430m0$Build-2</meta:generator>
    <meta:document-statistic meta:object-count="45"/>
  </office:meta>
</office:document-meta>
</file>